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ContainerData.writeTo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apContainerData.MapContainerData( byte option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